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.265cm" fo:margin-bottom="0cm" style:line-height-at-least="0.45cm" fo:text-align="start" style:justify-single-word="false" fo:orphans="2" fo:widows="2" fo:text-indent="0cm" style:auto-text-indent="false"/>
      <style:text-properties fo:font-variant="normal" fo:text-transform="none" fo:color="#333333" style:font-name="lucida grande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.265cm" fo:margin-bottom="0cm" style:line-height-at-least="0.45cm" fo:text-align="start" style:justify-single-word="false" fo:orphans="2" fo:widows="2" fo:text-indent="0cm" style:auto-text-indent="false"/>
      <style:text-properties fo:font-variant="normal" fo:text-transform="none" fo:color="#333333" style:font-name="lucida grande" fo:font-size="14pt" fo:letter-spacing="normal" fo:font-style="normal" fo:font-weight="normal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Ночной туман</text:p>
      <text:p text:style-name="P2"><text:line-break/>Ночной туман живет и любит<text:line-break/>Людское зло прилежно губит<text:line-break/>Лаская нас по волосам<text:line-break/>Да придавая легкую нежность губам</text:p>
      <text:p text:style-name="P2">Ночной туман, ты знаешь счастье<text:line-break/>Возможно даже путь к нему<text:line-break/>Как рвет меня совсем на части!<text:line-break/>Мой друг тебя я обниму</text:p>
      <text:p text:style-name="P2">Сейчас поймешь мою душу<text:line-break/>Я этот покой никогда не нарушу<text:line-break/>Ведь ты не знаешь как я его искала!<text:line-break/>Какие двери по ночам ломала...</text:p>
      <text:p text:style-name="P2">Я же забыла что такое сон<text:line-break/>Так происходит, если кто-то влюблен?<text:line-break/>Но знаешь в сей момент совсем не до романтики<text:line-break/>Давно уж выброшены прочь конфетные фантики</text:p>
      <text:p text:style-name="P2">Ведь я хочу лишь однажды все это встретить<text:line-break/>Ты знаешь совершенно больше не надо<text:line-break/>Быть может и не сразу заметить<text:line-break/>Ту самую, святую любовь искринкою взгляда</text:p>
      <text:p text:style-name="P2">Наверное все и случится когда-то<text:line-break/>Тебя лишь прошу об одном<text:line-break/>Ты не покидай меня знаешь не надо<text:line-break/>Хотя бы рассеянным в комнате сном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Лизавета Чижикова</meta:initial-creator>
    <meta:creation-date>2012-10-29T15:44:08.88</meta:creation-date>
    <dc:date>2012-10-29T20:40:45.39</dc:date>
    <dc:creator>Лизавета Чижикова</dc:creator>
    <meta:editing-duration>PT5M21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139" meta:character-count="781"/>
  </office:meta>
</office:document-meta>
</file>